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543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67in" svg:height="3.5449in" svg:x="0in" svg:y="18.1075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67in" svg:height="3.5449in" svg:x="0in" svg:y="13.4394in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in" svg:y="4.2094in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0in" svg:y="9.2965in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ourSum: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2">
          <table:table-cell office:value-type="string" calcext:value-type="string">
            <text:p>1<text:span text:style-name="T1">st</text:span></text:p>
          </table:table-cell>
          <table:table-cell office:value-type="float" office:value="0.001" calcext:value-type="float">
            <text:p>0.001</text:p>
          </table:table-cell>
          <table:table-cell office:value-type="float" office:value="11.791" calcext:value-type="float">
            <text:p>11.791</text:p>
          </table:table-cell>
          <table:table-cell office:value-type="float" office:value="171.112" calcext:value-type="float">
            <text:p>171.112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2<text:span text:style-name="T1">nd</text:span></text:p>
          </table:table-cell>
          <table:table-cell office:value-type="float" office:value="0.001" calcext:value-type="float">
            <text:p>0.001</text:p>
          </table:table-cell>
          <table:table-cell office:value-type="float" office:value="11.788" calcext:value-type="float">
            <text:p>11.788</text:p>
          </table:table-cell>
          <table:table-cell office:value-type="float" office:value="171.117" calcext:value-type="float">
            <text:p>171.117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3<text:span text:style-name="T1">rd</text:span></text:p>
          </table:table-cell>
          <table:table-cell office:value-type="float" office:value="0.001" calcext:value-type="float">
            <text:p>0.001</text:p>
          </table:table-cell>
          <table:table-cell office:value-type="float" office:value="11.798" calcext:value-type="float">
            <text:p>11.798</text:p>
          </table:table-cell>
          <table:table-cell office:value-type="float" office:value="171.135" calcext:value-type="float">
            <text:p>171.13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4<text:span text:style-name="T1">th</text:span></text:p>
          </table:table-cell>
          <table:table-cell office:value-type="float" office:value="0.002" calcext:value-type="float">
            <text:p>0.002</text:p>
          </table:table-cell>
          <table:table-cell office:value-type="float" office:value="11.779" calcext:value-type="float">
            <text:p>11.779</text:p>
          </table:table-cell>
          <table:table-cell office:value-type="float" office:value="171.128" calcext:value-type="float">
            <text:p>171.128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5<text:span text:style-name="T1">th</text:span></text:p>
          </table:table-cell>
          <table:table-cell office:value-type="float" office:value="0.002" calcext:value-type="float">
            <text:p>0.002</text:p>
          </table:table-cell>
          <table:table-cell office:value-type="float" office:value="11.782" calcext:value-type="float">
            <text:p>11.782</text:p>
          </table:table-cell>
          <table:table-cell office:value-type="float" office:value="171.12" calcext:value-type="float">
            <text:p>171.12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])" office:value-type="float" office:value="0.0014" calcext:value-type="float">
            <text:p>0.0014</text:p>
          </table:table-cell>
          <table:table-cell table:formula="of:=AVERAGE([.C2:.C6])" office:value-type="float" office:value="11.7876" calcext:value-type="float">
            <text:p>11.7876</text:p>
          </table:table-cell>
          <table:table-cell table:formula="of:=AVERAGE([.D2:.D6])" office:value-type="float" office:value="171.1224" calcext:value-type="float">
            <text:p>171.1224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Sigma</text:p>
          </table:table-cell>
          <table:table-cell table:formula="of:=STDEV([.B2:.B6])" office:value-type="float" office:value="0.000547722557505166" calcext:value-type="float">
            <text:p>0.0005477226</text:p>
          </table:table-cell>
          <table:table-cell table:formula="of:=STDEV([.C2:.C6])" office:value-type="float" office:value="0.00750333259292171" calcext:value-type="float">
            <text:p>0.0075033326</text:p>
          </table:table-cell>
          <table:table-cell table:formula="of:=STDEV([.D2:.D6])" office:value-type="float" office:value="0.00912688336728104" calcext:value-type="float">
            <text:p>0.0091268834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FourSumFast:</text:p>
          </table:table-cell>
          <table:table-cell office:value-type="string" calcext:value-type="string">
            <text:p>256 Ints</text:p>
          </table:table-cell>
          <table:table-cell office:value-type="string" calcext:value-type="string">
            <text:p>512 Ints</text:p>
          </table:table-cell>
          <table:table-cell office:value-type="string" calcext:value-type="string">
            <text:p>1K Ints</text:p>
          </table:table-cell>
          <table:table-cell office:value-type="string" calcext:value-type="string">
            <text:p>2K Ints</text:p>
          </table:table-cell>
          <table:table-cell office:value-type="string" calcext:value-type="string">
            <text:p>4k Ints</text:p>
          </table:table-cell>
          <table:table-cell/>
        </table:table-row>
        <table:table-row table:style-name="ro2">
          <table:table-cell office:value-type="string" calcext:value-type="string">
            <text:p>1<text:span text:style-name="T1">st</text:span></text:p>
          </table:table-cell>
          <table:table-cell office:value-type="float" office:value="0.001" calcext:value-type="float">
            <text:p>0.001</text:p>
          </table:table-cell>
          <table:table-cell office:value-type="float" office:value="0.974" calcext:value-type="float">
            <text:p>0.974</text:p>
          </table:table-cell>
          <table:table-cell office:value-type="float" office:value="7.761" calcext:value-type="float">
            <text:p>7.761</text:p>
          </table:table-cell>
          <table:table-cell office:value-type="float" office:value="80.204" calcext:value-type="float">
            <text:p>80.204</text:p>
          </table:table-cell>
          <table:table-cell office:value-type="float" office:value="699.731" calcext:value-type="float">
            <text:p>699.731</text:p>
          </table:table-cell>
          <table:table-cell/>
        </table:table-row>
        <table:table-row table:style-name="ro2">
          <table:table-cell office:value-type="string" calcext:value-type="string">
            <text:p>2<text:span text:style-name="T1">nd</text:span></text:p>
          </table:table-cell>
          <table:table-cell office:value-type="float" office:value="0.001" calcext:value-type="float">
            <text:p>0.001</text:p>
          </table:table-cell>
          <table:table-cell office:value-type="float" office:value="0.973" calcext:value-type="float">
            <text:p>0.973</text:p>
          </table:table-cell>
          <table:table-cell office:value-type="float" office:value="7.764" calcext:value-type="float">
            <text:p>7.764</text:p>
          </table:table-cell>
          <table:table-cell office:value-type="float" office:value="80.087" calcext:value-type="float">
            <text:p>80.087</text:p>
          </table:table-cell>
          <table:table-cell office:value-type="float" office:value="682.942" calcext:value-type="float">
            <text:p>682.942</text:p>
          </table:table-cell>
          <table:table-cell/>
        </table:table-row>
        <table:table-row table:style-name="ro2">
          <table:table-cell office:value-type="string" calcext:value-type="string">
            <text:p>3<text:span text:style-name="T1">rd</text:span></text:p>
          </table:table-cell>
          <table:table-cell office:value-type="float" office:value="0.001" calcext:value-type="float">
            <text:p>0.001</text:p>
          </table:table-cell>
          <table:table-cell office:value-type="float" office:value="0.974" calcext:value-type="float">
            <text:p>0.974</text:p>
          </table:table-cell>
          <table:table-cell office:value-type="float" office:value="7.891" calcext:value-type="float">
            <text:p>7.891</text:p>
          </table:table-cell>
          <table:table-cell office:value-type="float" office:value="80.073" calcext:value-type="float">
            <text:p>80.073</text:p>
          </table:table-cell>
          <table:table-cell office:value-type="float" office:value="699.826" calcext:value-type="float">
            <text:p>699.826</text:p>
          </table:table-cell>
          <table:table-cell/>
        </table:table-row>
        <table:table-row table:style-name="ro2">
          <table:table-cell office:value-type="string" calcext:value-type="string">
            <text:p>4<text:span text:style-name="T1">th</text:span></text:p>
          </table:table-cell>
          <table:table-cell office:value-type="float" office:value="0.002" calcext:value-type="float">
            <text:p>0.002</text:p>
          </table:table-cell>
          <table:table-cell office:value-type="float" office:value="0.967" calcext:value-type="float">
            <text:p>0.967</text:p>
          </table:table-cell>
          <table:table-cell office:value-type="float" office:value="7.764" calcext:value-type="float">
            <text:p>7.764</text:p>
          </table:table-cell>
          <table:table-cell office:value-type="float" office:value="78.578" calcext:value-type="float">
            <text:p>78.578</text:p>
          </table:table-cell>
          <table:table-cell office:value-type="float" office:value="699.652" calcext:value-type="float">
            <text:p>699.652</text:p>
          </table:table-cell>
          <table:table-cell/>
        </table:table-row>
        <table:table-row table:style-name="ro2">
          <table:table-cell office:value-type="string" calcext:value-type="string">
            <text:p>5<text:span text:style-name="T1">th</text:span></text:p>
          </table:table-cell>
          <table:table-cell office:value-type="float" office:value="0.001" calcext:value-type="float">
            <text:p>0.001</text:p>
          </table:table-cell>
          <table:table-cell office:value-type="float" office:value="0.974" calcext:value-type="float">
            <text:p>0.974</text:p>
          </table:table-cell>
          <table:table-cell office:value-type="float" office:value="7.891" calcext:value-type="float">
            <text:p>7.891</text:p>
          </table:table-cell>
          <table:table-cell office:value-type="float" office:value="80.128" calcext:value-type="float">
            <text:p>80.128</text:p>
          </table:table-cell>
          <table:table-cell office:value-type="float" office:value="697.623" calcext:value-type="float">
            <text:p>697.623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3:.B17])" office:value-type="float" office:value="0.0012" calcext:value-type="float">
            <text:p>0.0012</text:p>
          </table:table-cell>
          <table:table-cell table:formula="of:=AVERAGE([.C13:.C17])" office:value-type="float" office:value="0.9724" calcext:value-type="float">
            <text:p>0.9724</text:p>
          </table:table-cell>
          <table:table-cell table:formula="of:=AVERAGE([.D13:.D17])" office:value-type="float" office:value="7.8142" calcext:value-type="float">
            <text:p>7.8142</text:p>
          </table:table-cell>
          <table:table-cell table:formula="of:=AVERAGE([.E13:.E17])" office:value-type="float" office:value="79.814" calcext:value-type="float">
            <text:p>79.814</text:p>
          </table:table-cell>
          <table:table-cell table:formula="of:=AVERAGE([.F13:.F17])" office:value-type="float" office:value="695.9548" calcext:value-type="float">
            <text:p>695.9548</text:p>
          </table:table-cell>
          <table:table-cell/>
        </table:table-row>
        <table:table-row table:style-name="ro1">
          <table:table-cell office:value-type="string" calcext:value-type="string">
            <text:p>Sigma</text:p>
          </table:table-cell>
          <table:table-cell table:style-name="ce1" table:formula="of:=STDEV([.B13:.B17])" office:value-type="float" office:value="0.000447213595499958" calcext:value-type="float">
            <text:p>0.0004472136</text:p>
          </table:table-cell>
          <table:table-cell table:style-name="ce1" table:formula="of:=STDEV([.C13:.C17])" office:value-type="float" office:value="0.00304959013639538" calcext:value-type="float">
            <text:p>0.0030495901</text:p>
          </table:table-cell>
          <table:table-cell table:style-name="ce1" table:formula="of:=STDEV([.D13:.D17])" office:value-type="float" office:value="0.0701191842508167" calcext:value-type="float">
            <text:p>0.0701191843</text:p>
          </table:table-cell>
          <table:table-cell table:style-name="ce1" table:formula="of:=STDEV([.E13:.E17])" office:value-type="float" office:value="0.692820683871373" calcext:value-type="float">
            <text:p>0.6928206839</text:p>
          </table:table-cell>
          <table:table-cell table:style-name="ce1" table:formula="of:=STDEV([.F13:.F17])" office:value-type="float" office:value="7.33196799638406" calcext:value-type="float">
            <text:p>7.3319679964</text:p>
          </table:table-cell>
          <table:table-cell/>
        </table:table-row>
        <table:table-row table:style-name="ro1">
          <table:table-cell table:number-columns-repeated="2"/>
          <table:table-cell table:style-name="ce1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 style:data-style-name="N2" text:time-value="13:33:20.3850973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19:06:46.783769754</meta:creation-date>
    <dc:date>2016-02-05T14:07:22.422695165</dc:date>
    <meta:editing-duration>PT2H10M23S</meta:editing-duration>
    <meta:editing-cycles>4</meta:editing-cycles>
    <meta:generator>LibreOffice/4.2.8.2$Linux_X86_64 LibreOffice_project/420m0$Build-2</meta:generator>
    <meta:document-statistic meta:table-count="1" meta:cell-count="9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cm" svg:height="9.005cm" xlink:href="." xlink:type="simple" chart:class="chart:line" chart:style-name="ch1">
        <chart:title svg:x="7.027cm" svg:y="0.316cm" chart:style-name="ch2">
          <text:p>FourSum</text:p>
        </chart:title>
        <chart:subtitle svg:x="6.365cm" svg:y="1.301cm" chart:style-name="ch3">
          <text:p>Linear-Axis Graph</text:p>
        </chart:subtitle>
        <chart:legend chart:legend-position="end" svg:x="13.432cm" svg:y="4.203cm" style:legend-expansion="high" chart:style-name="ch4"/>
        <chart:plot-area chart:style-name="ch5" chart:data-source-has-labels="both" svg:x="1.331cm" svg:y="2.19cm" svg:width="11.781cm" svg:height="5.654cm">
          <chartooo:coordinate-region svg:x="2.138cm" svg:y="2.389cm" svg:width="10.88cm" svg:height="4.808cm"/>
          <chart:axis chart:dimension="x" chart:name="primary-x" chart:style-name="ch6" chartooo:axis-type="text">
            <chart:title svg:x="6.463cm" svg:y="8.024cm" chart:style-name="ch7">
              <text:p>Data Size</text:p>
            </chart:title>
            <chart:categories table:cell-range-address="local-table.$B$1:.$D$1"/>
          </chart:axis>
          <chart:axis chart:dimension="y" chart:name="primary-y" chart:style-name="ch8">
            <chart:title svg:x="0.451cm" svg:y="6.199cm" chart:style-name="ch9">
              <text:p>Time (Seconds)</text:p>
            </chart:title>
            <chart:grid chart:style-name="ch10" chart:class="major"/>
          </chart:axis>
          <chart:series chart:style-name="ch11" chart:values-cell-range-address="local-table.$B$2:.$D$2" chart:label-cell-address="local-table.$A$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Average</text:p>
              </table:table-cell>
              <table:table-cell office:value-type="float" office:value="0.0014">
                <text:p>0.0014</text:p>
              </table:table-cell>
              <table:table-cell office:value-type="float" office:value="11.7876">
                <text:p>11.7876</text:p>
              </table:table-cell>
              <table:table-cell office:value-type="float" office:value="171.1224">
                <text:p>171.12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2cm" svg:height="9.005cm" xlink:href="." xlink:type="simple" chart:class="chart:line" chart:style-name="ch1">
        <chart:title svg:x="7.027cm" svg:y="0.316cm" chart:style-name="ch2">
          <text:p>FourSum</text:p>
        </chart:title>
        <chart:subtitle svg:x="6.643cm" svg:y="1.301cm" chart:style-name="ch3">
          <text:p>Log-Log Graph</text:p>
        </chart:subtitle>
        <chart:legend chart:legend-position="end" svg:x="13.432cm" svg:y="4.203cm" style:legend-expansion="high" chart:style-name="ch4"/>
        <chart:plot-area chart:style-name="ch5" chart:data-source-has-labels="both" svg:x="1.331cm" svg:y="2.19cm" svg:width="11.781cm" svg:height="5.654cm">
          <chartooo:coordinate-region svg:x="2.429cm" svg:y="2.389cm" svg:width="10.589cm" svg:height="4.808cm"/>
          <chart:axis chart:dimension="x" chart:name="primary-x" chart:style-name="ch6" chartooo:axis-type="text">
            <chart:title svg:x="6.463cm" svg:y="8.024cm" chart:style-name="ch7">
              <text:p>Data Size</text:p>
            </chart:title>
            <chart:categories table:cell-range-address="local-table.$B$1:.$D$1"/>
          </chart:axis>
          <chart:axis chart:dimension="y" chart:name="primary-y" chart:style-name="ch8">
            <chart:title svg:x="0.451cm" svg:y="6.199cm" chart:style-name="ch9">
              <text:p>Time (Seconds)</text:p>
            </chart:title>
            <chart:grid chart:style-name="ch10" chart:class="major"/>
          </chart:axis>
          <chart:series chart:style-name="ch11" chart:values-cell-range-address="local-table.$B$2:.$D$2" chart:label-cell-address="local-table.$A$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Average</text:p>
              </table:table-cell>
              <table:table-cell office:value-type="float" office:value="0.0014">
                <text:p>0.0014</text:p>
              </table:table-cell>
              <table:table-cell office:value-type="float" office:value="11.7876">
                <text:p>11.7876</text:p>
              </table:table-cell>
              <table:table-cell office:value-type="float" office:value="171.1224">
                <text:p>171.12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581cm" svg:y="0.316cm" chart:style-name="ch2">
          <text:p>FourSumFast</text:p>
        </chart:title>
        <chart:subtitle svg:x="6.355cm" svg:y="1.301cm" chart:style-name="ch3">
          <text:p>Linear-Axis Graph</text:p>
        </chart:subtitle>
        <chart:legend chart:legend-position="end" svg:x="13.412cm" svg:y="4.201cm" style:legend-expansion="high" chart:style-name="ch4"/>
        <chart:plot-area chart:style-name="ch5" chart:data-source-has-labels="both" svg:x="1.331cm" svg:y="2.19cm" svg:width="11.761cm" svg:height="5.649cm">
          <chartooo:coordinate-region svg:x="2.138cm" svg:y="2.389cm" svg:width="10.86cm" svg:height="4.803cm"/>
          <chart:axis chart:dimension="x" chart:name="primary-x" chart:style-name="ch6" chartooo:axis-type="text">
            <chart:title svg:x="6.453cm" svg:y="8.019cm" chart:style-name="ch7">
              <text:p>Data Size</text:p>
            </chart:title>
            <chart:categories table:cell-range-address="local-table.$B$1:.$F$1"/>
          </chart:axis>
          <chart:axis chart:dimension="y" chart:name="primary-y" chart:style-name="ch8">
            <chart:title svg:x="0.451cm" svg:y="6.196cm" chart:style-name="ch9">
              <text:p>Time (Seconds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verage</text:p>
              </table:table-cell>
              <table:table-cell office:value-type="float" office:value="0.0012">
                <text:p>0.0012</text:p>
              </table:table-cell>
              <table:table-cell office:value-type="float" office:value="0.9724">
                <text:p>0.9724</text:p>
              </table:table-cell>
              <table:table-cell office:value-type="float" office:value="7.8142">
                <text:p>7.8142</text:p>
              </table:table-cell>
              <table:table-cell office:value-type="float" office:value="79.814">
                <text:p>79.814</text:p>
              </table:table-cell>
              <table:table-cell office:value-type="float" office:value="695.9548">
                <text:p>695.95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581cm" svg:y="0.316cm" chart:style-name="ch2">
          <text:p>FourSumFast</text:p>
        </chart:title>
        <chart:subtitle svg:x="6.633cm" svg:y="1.301cm" chart:style-name="ch3">
          <text:p>Log-Log Graph</text:p>
        </chart:subtitle>
        <chart:legend chart:legend-position="end" svg:x="13.412cm" svg:y="4.201cm" style:legend-expansion="high" chart:style-name="ch4"/>
        <chart:plot-area chart:style-name="ch5" chart:data-source-has-labels="both" svg:x="1.331cm" svg:y="2.19cm" svg:width="11.761cm" svg:height="5.649cm">
          <chartooo:coordinate-region svg:x="2.429cm" svg:y="2.389cm" svg:width="10.569cm" svg:height="4.803cm"/>
          <chart:axis chart:dimension="x" chart:name="primary-x" chart:style-name="ch6" chartooo:axis-type="text">
            <chart:title svg:x="6.453cm" svg:y="8.019cm" chart:style-name="ch7">
              <text:p>Data Size</text:p>
            </chart:title>
            <chart:categories table:cell-range-address="local-table.$B$1:.$F$1"/>
          </chart:axis>
          <chart:axis chart:dimension="y" chart:name="primary-y" chart:style-name="ch8">
            <chart:title svg:x="0.451cm" svg:y="6.196cm" chart:style-name="ch9">
              <text:p>Time (Seconds)</text:p>
            </chart:title>
            <chart:grid chart:style-name="ch10" chart:class="major"/>
          </chart:axis>
          <chart:series chart:style-name="ch11" chart:values-cell-range-address="local-table.$B$2:.$F$2" chart:label-cell-address="local-table.$A$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Average</text:p>
              </table:table-cell>
              <table:table-cell office:value-type="float" office:value="0.0012">
                <text:p>0.0012</text:p>
              </table:table-cell>
              <table:table-cell office:value-type="float" office:value="0.9724">
                <text:p>0.9724</text:p>
              </table:table-cell>
              <table:table-cell office:value-type="float" office:value="7.8142">
                <text:p>7.8142</text:p>
              </table:table-cell>
              <table:table-cell office:value-type="float" office:value="79.814">
                <text:p>79.814</text:p>
              </table:table-cell>
              <table:table-cell office:value-type="float" office:value="695.9548">
                <text:p>695.95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